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fe4" officeooo:paragraph-rsid="00096fe4"/>
    </style:style>
    <style:style style:name="P2" style:family="paragraph" style:parent-style-name="Standard">
      <style:text-properties officeooo:rsid="0009d67d" officeooo:paragraph-rsid="0009d67d"/>
    </style:style>
    <style:style style:name="P3" style:family="paragraph" style:parent-style-name="Standard">
      <style:text-properties officeooo:rsid="000b26c4" officeooo:paragraph-rsid="000b26c4"/>
    </style:style>
    <style:style style:name="P4" style:family="paragraph" style:parent-style-name="Standard">
      <style:text-properties officeooo:rsid="000cfbf0" officeooo:paragraph-rsid="000cfbf0"/>
    </style:style>
    <style:style style:name="P5" style:family="paragraph" style:parent-style-name="Standard">
      <style:text-properties officeooo:rsid="000dee19" officeooo:paragraph-rsid="000dee19"/>
    </style:style>
    <style:style style:name="P6" style:family="paragraph" style:parent-style-name="Standard">
      <style:text-properties officeooo:rsid="000f942d" officeooo:paragraph-rsid="000f942d"/>
    </style:style>
    <style:style style:name="P7" style:family="paragraph" style:parent-style-name="Standard">
      <style:text-properties officeooo:rsid="00103934" officeooo:paragraph-rsid="00103934"/>
    </style:style>
    <style:style style:name="P8" style:family="paragraph" style:parent-style-name="Standard">
      <style:text-properties officeooo:rsid="001127a1" officeooo:paragraph-rsid="001127a1"/>
    </style:style>
    <style:style style:name="P9" style:family="paragraph" style:parent-style-name="Standard">
      <style:text-properties officeooo:rsid="0012279c" officeooo:paragraph-rsid="0012279c"/>
    </style:style>
    <style:style style:name="P10" style:family="paragraph" style:parent-style-name="Standard">
      <style:text-properties officeooo:rsid="0012d49a" officeooo:paragraph-rsid="0012d49a"/>
    </style:style>
    <style:style style:name="P11" style:family="paragraph" style:parent-style-name="Standard">
      <style:text-properties officeooo:rsid="0013ce65" officeooo:paragraph-rsid="0013c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ance 10</text:p>
      <text:p text:style-name="P1">Art roman dans sa maturité</text:p>
      <text:p text:style-name="P1"/>
      <text:p text:style-name="P1">L'abbatiale de Cluny III</text:p>
      <text:p text:style-name="P1"><text:a xlink:type="simple" xlink:href="https://wikimonde.com/article/Cluny_III" text:style-name="Internet_20_link" text:visited-style-name="Visited_20_Internet_20_Link">https://wikimonde.com/article/Cluny_III</text:a></text:p>
      <text:p text:style-name="P3"><text:a xlink:type="simple" xlink:href="https://wikimonde.com/article/Abbaye_de_Cluny#Cluny_III" text:style-name="Internet_20_link" text:visited-style-name="Visited_20_Internet_20_Link">https://wikimonde.com/article/Abbaye_de_Cluny#Cluny_III</text:a></text:p>
      <text:p text:style-name="P3"/>
      <text:p text:style-name="P2">ordre clunisient? ordre très puissant</text:p>
      <text:p text:style-name="P2"/>
      <text:p text:style-name="P2">Hugues de Semur (1049-1109)</text:p>
      <text:p text:style-name="P2">Abbé de la première puissance spirituelle européenne</text:p>
      <text:p text:style-name="P2"/>
      <text:p text:style-name="P4">chantier le plus ambitiux et couteux de son temps</text:p>
      <text:p text:style-name="P5">a générée plein de representation ancienne avant qu'elle ne soit dynamité pour matériaux construction</text:p>
      <text:p text:style-name="P5"/>
      <text:p text:style-name="P6">unique partie conservée = bras de transept sud et son clocher</text:p>
      <text:p text:style-name="P6"/>
      <text:p text:style-name="P7">nef = grandes arcades fausses tribunes et ouvertures</text:p>
      <text:p text:style-name="P7"/>
      <text:p text:style-name="P8">cloître très dépouillé seul dco sont végétal sur chapiteaux/qulq jeux de formes géomètrique</text:p>
      <text:p text:style-name="P8"/>
      <text:p text:style-name="P8"/>
      <text:p text:style-name="P8"/>
      <text:p text:style-name="P8"/>
      <text:p text:style-name="P9">La chapelle des moines de Berzé-la-Ville et ses peintures murales(vers1100)</text:p>
      <text:p text:style-name="P9"/>
      <text:p text:style-name="P9"/>
      <text:p text:style-name="P9"/>
      <text:p text:style-name="P9"/>
      <text:p text:style-name="P10">La cuve baptismale de Saint-Barthélemy de Liège</text:p>
      <text:p text:style-name="P10"/>
      <text:p text:style-name="P10">Liège, ville importante de l'Empire germanique</text:p>
      <text:p text:style-name="P10">Cuve en laiton réaliser par fonte à la cire perdue.</text:p>
      <text:p text:style-name="P10">Tradition historique confuse placant sa donation à l'église de K=Liège dabs la 1° moitié du XII° siècle</text:p>
      <text:p text:style-name="P10"/>
      <text:p text:style-name="P11">Dataion et attribution disputé</text:p>
      <text:p text:style-name="P11"><text:tab/>Artistes byzantins a fin X° ou débu XI(rapporté d'Italie et offert à évêque Otbert</text:p>
      <text:p text:style-name="P11">ou</text:p>
      <text:p text:style-name="P11"><text:tab/>Artistes mosans du début du XII°s(peu probab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2S</meta:editing-duration>
    <meta:editing-cycles>13</meta:editing-cycles>
    <meta:generator>LibreOffice/5.3.6.1$Windows_x86 LibreOffice_project/686f202eff87ef707079aeb7f485847613344eb7</meta:generator>
    <dc:date>2017-11-29T12:11:56.579000000</dc:date>
    <meta:document-statistic meta:table-count="0" meta:image-count="0" meta:object-count="0" meta:page-count="1" meta:paragraph-count="22" meta:word-count="160" meta:character-count="1108" meta:non-whitespace-character-count="968"/>
    <meta:user-defined meta:name="Info 1"/>
    <meta:user-defined meta:name="Info 2"/>
    <meta:user-defined meta:name="Info 3"/>
    <meta:user-defined meta:name="Info 4"/>
  </office:meta>
</office:document-meta>
</file>